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Nimbus Sans" fo:font-size="12pt" style:font-size-asian="12pt" style:font-size-complex="12pt"/>
    </style:style>
    <style:style style:name="P2" style:family="paragraph" style:parent-style-name="Heading_20_2">
      <style:text-properties style:font-name="Nimbus Sans" fo:font-size="12pt" style:font-size-asian="12pt" style:font-size-complex="12pt"/>
    </style:style>
    <style:style style:name="P3" style:family="paragraph" style:parent-style-name="Heading_20_3">
      <style:text-properties style:font-name="Nimbus Sans" fo:font-size="12pt" style:font-size-asian="12pt" style:font-size-complex="12pt"/>
    </style:style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Preformatted_20_Text">
      <style:text-properties style:font-name="Nimbus Sans" fo:font-size="12pt" style:font-size-asian="12pt" style:font-size-complex="12pt"/>
    </style:style>
    <style:style style:name="P6" style:family="paragraph" style:parent-style-name="Preformatted_20_Text">
      <style:text-properties officeooo:paragraph-rsid="00159b06"/>
    </style:style>
    <style:style style:name="P7" style:family="paragraph" style:parent-style-name="Quotations">
      <style:text-properties style:font-name="Nimbus Sans" fo:font-size="12pt" style:font-size-asian="12pt" style:font-size-complex="12pt"/>
    </style:style>
    <style:style style:name="P8" style:family="paragraph" style:parent-style-name="Standard">
      <style:text-properties style:font-name="Nimbus Sans" fo:font-size="12pt" style:font-size-asian="12pt" style:font-size-complex="12pt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>
      <style:text-properties style:font-name="Nimbus Sans" fo:font-size="12pt" style:font-size-asian="12pt" style:font-size-complex="12pt"/>
    </style:style>
    <style:style style:name="P16" style:family="paragraph" style:parent-style-name="Text_20_body" style:list-style-name="L1">
      <style:text-properties style:font-name="Nimbus Sans" fo:font-size="12pt" style:font-size-asian="12pt" style:font-size-complex="12pt"/>
    </style:style>
    <style:style style:name="P17" style:family="paragraph" style:parent-style-name="Text_20_body" style:list-style-name="L2">
      <style:text-properties style:font-name="Nimbus Sans" fo:font-size="12pt" style:font-size-asian="12pt" style:font-size-complex="12pt"/>
    </style:style>
    <style:style style:name="P18" style:family="paragraph" style:parent-style-name="Text_20_body" style:list-style-name="L3">
      <style:text-properties style:font-name="Nimbus Sans" fo:font-size="12pt" style:font-size-asian="12pt" style:font-size-complex="12pt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style:font-name="Nimbus Sans" fo:font-size="12pt" style:font-size-asian="12pt" style:font-size-complex="12pt"/>
    </style:style>
    <style:style style:name="P20" style:family="paragraph" style:parent-style-name="Text_20_body" style:list-style-name="L6">
      <style:text-properties style:font-name="Nimbus Sans" fo:font-size="12pt" style:font-size-asian="12pt" style:font-size-complex="12pt"/>
    </style:style>
    <style:style style:name="P21" style:family="paragraph" style:parent-style-name="Text_20_body" style:list-style-name="L7">
      <style:text-properties style:font-name="Nimbus Sans" fo:font-size="12pt" style:font-size-asian="12pt" style:font-size-complex="12pt"/>
    </style:style>
    <style:style style:name="P22" style:family="paragraph" style:parent-style-name="Text_20_body" style:list-style-name="L8">
      <style:text-properties style:font-name="Nimbus Sans" fo:font-size="12pt" style:font-size-asian="12pt" style:font-size-complex="12pt"/>
    </style:style>
    <style:style style:name="P23" style:family="paragraph" style:parent-style-name="Text_20_body" style:list-style-name="L9">
      <style:text-properties style:font-name="Nimbus Sans" fo:font-size="12pt" style:font-size-asian="12pt" style:font-size-complex="12pt"/>
    </style:style>
    <style:style style:name="P24" style:family="paragraph" style:parent-style-name="Text_20_body" style:list-style-name="L10">
      <style:text-properties style:font-name="Nimbus Sans" fo:font-size="12pt" style:font-size-asian="12pt" style:font-size-complex="12pt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style:font-name="Nimbus Sans" fo:font-size="12pt" officeooo:paragraph-rsid="00159b06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font-name="Nimbus Sans"/>
    </style:style>
    <style:style style:name="T4" style:family="text">
      <style:text-properties style:font-name="Nimbus Sans" fo:font-weight="bold"/>
    </style:style>
    <style:style style:name="T5" style:family="text">
      <style:text-properties style:font-name="Nimbus Sans" fo:font-style="italic"/>
    </style:style>
    <style:style style:name="T6" style:family="text">
      <style:text-properties style:font-name="Nimbus Sans" fo:font-size="12pt" style:font-size-asian="12pt" style:font-size-complex="12pt"/>
    </style:style>
    <style:style style:name="T7" style:family="text">
      <style:text-properties style:font-name="Nimbus Sans" fo:font-size="12pt" fo:font-weight="bold" style:font-size-asian="12pt" style:font-size-complex="12pt"/>
    </style:style>
    <style:style style:name="T8" style:family="text">
      <style:text-properties style:font-name="Nimbus Sans" fo:font-size="12pt" fo:font-style="italic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1. The User-Server Link &amp; System Interfaces</text:h>
      <text:p text:style-name="P15">This is the key structure of your web software. It shows how the user's view (what they see) communicates with the server's core (your Python script).</text:p>
      <text:h text:style-name="P3" text:outline-level="3">The User-Server Link</text:h>
      <text:p text:style-name="P15">The system splits its form into two portions:</text:p>
      <text:list text:style-name="L1">
        <text:list-item>
          <text:p text:style-name="P16"><text:span text:style-name="T1">The User Portion</text:span>: The user's web browser running your user-view script (Next.js/React). Its job is to show the user interface plus send requests for info.</text:p>
        </text:list-item>
        <text:list-item>
          <text:p text:style-name="P16"><text:span text:style-name="T1">The Server Portion</text:span>: Your remote system (FastAPI) running on a computer. Its job is to listen for requests, perform logic (like talking to an LLM), plus send responses with info.</text:p>
        </text:list-item>
      </text:list>
      <text:p text:style-name="P7"><text:span text:style-name="T1">Analogy 💡</text:span>: Think of going out to eat. The <text:span text:style-name="T1">user</text:span> is you, the guest. The <text:span text:style-name="T1">server</text:span> is the kitchen. You give your order to the waiter, who takes it to the kitchen. The kitchen prepares your food plus the waiter returns it to you.</text:p>
      <text:h text:style-name="P3" text:outline-level="3">HTTP Requests &amp; RESTful Interfaces</text:h>
      <text:p text:style-name="P15">The "waiter" in our story is the <text:span text:style-name="T1">HTTP protocol</text:span>. The user portion sends an <text:span text:style-name="T1">HTTP Request</text:span> to the server portion. Your server's core is built with the rules of a <text:span text:style-name="T1">RESTful Interface</text:span>, which is a set of rules for structuring these requests plus responses.</text:p>
      <text:h text:style-name="P3" text:outline-level="3">What is this Interface?</text:h>
      <text:p text:style-name="Text_20_body"><text:span text:style-name="T6">An </text:span><text:span text:style-name="T7">Interface (or API)</text:span><text:span text:style-name="T6"> is the "menu" of the kitchen. It's a list of defined entry points (URLs) plus options the user portion is permitted to request from the server. For example, your interface defines that a user portion </text:span><text:span text:style-name="T8">may</text:span><text:span text:style-name="T6"> </text:span><text:span text:style-name="Source_20_Text"><text:span text:style-name="T6">POST</text:span></text:span><text:span text:style-name="T6"> a file to </text:span><text:span text:style-name="Source_20_Text"><text:span text:style-name="T6">/upload-resume/</text:span></text:span><text:span text:style-name="T6"> but </text:span><text:span text:style-name="T8">may not</text:span><text:span text:style-name="T6"> </text:span><text:span text:style-name="Source_20_Text"><text:span text:style-name="T6">GET</text:span></text:span><text:span text:style-name="T6"> info from </text:span><text:span text:style-name="Source_20_Text"><text:span text:style-name="T6">/some-secret-url/</text:span></text:span><text:span text:style-name="T6">. It enforces the rules of communication.</text:span></text:p>
      <text:h text:style-name="P3" text:outline-level="3">What is the Info Packet?</text:h>
      <text:p text:style-name="P15">The <text:span text:style-name="T1">info packet (or payload)</text:span> is the pure info sent within an HTTP request or response.</text:p>
      <text:list text:style-name="L2">
        <text:list-item>
          <text:p text:style-name="P17">When the user portion sends up a resume, the <text:span text:style-name="T1">file itself is the info packet</text:span> of the request.</text:p>
        </text:list-item>
        <text:list-item>
          <text:p text:style-name="P17">When your server's core sends its response with the resume's text, that <text:span text:style-name="T1">JSON object is the info packet</text:span> of the response.</text:p>
        </text:list-item>
      </text:list>
      <text:p text:style-name="P1"/>
      <text:h text:style-name="P2" text:outline-level="2">2. FastAPI: The System's Core Framework</text:h>
      <text:p text:style-name="P15"><text:span text:style-name="T1">FastAPI</text:span> is the Python framework you are using to build your server plus its interface. It's the blueprint for your system's "kitchen."</text:p>
      <text:h text:style-name="P3" text:outline-level="3"><text:soft-page-break/>Why This Framework?</text:h>
      <text:p text:style-name="P15">FastAPI is a modern, superior choice for these key reasons:</text:p>
      <text:list text:style-name="L3">
        <text:list-item>
          <text:p text:style-name="P18"><text:span text:style-name="T1">Swift Execution</text:span>: It's one of the most swift Python frameworks there is.</text:p>
        </text:list-item>
        <text:list-item>
          <text:p text:style-name="P9"><text:span text:style-name="T7">Concurrent Support</text:span><text:span text:style-name="T6">: It's built for </text:span><text:span text:style-name="Source_20_Text"><text:span text:style-name="T6">async</text:span></text:span><text:span text:style-name="T6"> operations, so it may work on lengthy tasks (like waiting for the LLM) without getting stuck.</text:span></text:p>
        </text:list-item>
        <text:list-item>
          <text:p text:style-name="P9"><text:span text:style-name="T7">Type Hinting</text:span><text:span text:style-name="T6">: It uses Python's type hints (e.g., </text:span><text:span text:style-name="Source_20_Text"><text:span text:style-name="T6">name: str</text:span></text:span><text:span text:style-name="T6">) to verify incoming info, which limits errors.</text:span></text:p>
        </text:list-item>
        <text:list-item>
          <text:p text:style-name="P18"><text:span text:style-name="T1">Self-Generated Guides</text:span>: It generates its own interactive interface guide (like Swagger UI).</text:p>
        </text:list-item>
      </text:list>
      <text:h text:style-name="P3" text:outline-level="3">How to Forge an Interface</text:h>
      <text:p text:style-name="P15">You forge an interface with functions plus you use signs to link them to the action plus path they must respond to.</text:p>
      <text:p text:style-name="P25">Python</text:p>
      <text:p text:style-name="P6"><text:span text:style-name="Source_20_Text"><text:span text:style-name="T6"># From your main.py</text:span></text:span></text:p>
      <text:p text:style-name="Preformatted_20_Text"><text:span text:style-name="Source_20_Text"><text:span text:style-name="T6">from fastapi import FastAPI, File, UploadFile</text:span></text:span></text:p>
      <text:p text:style-name="P5"/>
      <text:p text:style-name="Preformatted_20_Text"><text:span text:style-name="Source_20_Text"><text:span text:style-name="T6">app = FastAPI() # 1. Forge a FastAPI item</text:span></text:span></text:p>
      <text:p text:style-name="P5"/>
      <text:p text:style-name="Preformatted_20_Text"><text:span text:style-name="Source_20_Text"><text:span text:style-name="T6"># 2. Use this key sign to link a URL path (`/upload-resume/`)</text:span></text:span></text:p>
      <text:p text:style-name="Preformatted_20_Text"><text:span text:style-name="Source_20_Text"><text:span text:style-name="T6"># <text:s text:c="3"/>plus a method (`.post`) to a function.</text:span></text:span></text:p>
      <text:p text:style-name="Preformatted_20_Text"><text:span text:style-name="Source_20_Text"><text:span text:style-name="T6">@app.post("/upload-resume/")</text:span></text:span></text:p>
      <text:p text:style-name="Preformatted_20_Text"><text:span text:style-name="Source_20_Text"><text:span text:style-name="T6"># 3. Forge an async function to work with the request.</text:span></text:span></text:p>
      <text:p text:style-name="Preformatted_20_Text"><text:span text:style-name="Source_20_Text"><text:span text:style-name="T6"># <text:s text:c="3"/>FastAPI works with the incoming file for you.</text:span></text:span></text:p>
      <text:p text:style-name="Preformatted_20_Text"><text:span text:style-name="Source_20_Text"><text:span text:style-name="T6">async def upload_resume(file: UploadFile = File(...)):</text:span></text:span></text:p>
      <text:p text:style-name="Preformatted_20_Text"><text:span text:style-name="Source_20_Text"><text:span text:style-name="T6"><text:s text:c="4"/># ... your file logic here ...</text:span></text:span></text:p>
      <text:p text:style-name="Preformatted_20_Text"><text:span text:style-name="Source_20_Text"><text:span text:style-name="T6"><text:s text:c="4"/># 4. Return a JSON response. FastAPI converts the Python item for you.</text:span></text:span></text:p>
      <text:p text:style-name="P4"><text:span text:style-name="Source_20_Text"><text:span text:style-name="T6"><text:s text:c="4"/>return {"message": "Resume sent up with success", "filename": file.filename}</text:span></text:span></text:p>
      <text:h text:style-name="P3" text:outline-level="3">What is Uvicorn?</text:h>
      <text:p text:style-name="P15"><text:span text:style-name="T1">Uvicorn</text:span> is the server that runs your FastAPI software. FastAPI writes the rules plus logic of the software (the "what"), yet Uvicorn is the high-performance motor that truly listens for HTTP requests plus executes your script (the "how").</text:p>
      <text:h text:style-name="P3" text:outline-level="3">How to Run This System</text:h>
      <text:p text:style-name="P15">You use the Uvicorn order in your terminal to start the server.</text:p>
      <text:p text:style-name="P19">Bash</text:p>
      <text:p text:style-name="Preformatted_20_Text"><text:span text:style-name="Source_20_Text"><text:span text:style-name="T6"># uvicorn [filename]:[FastAPI_item_name] --reload</text:span></text:span></text:p>
      <text:p text:style-name="P4"><text:span text:style-name="Source_20_Text"><text:span text:style-name="T6">uvicorn main:app --reload</text:span></text:span></text:p>
      <text:list text:style-name="L4">
        <text:list-item>
          <text:p text:style-name="P10"><text:span text:style-name="Source_20_Text"><text:span text:style-name="T6">main</text:span></text:span><text:span text:style-name="T6">: Refers to your </text:span><text:span text:style-name="Source_20_Text"><text:span text:style-name="T6">main.py</text:span></text:span><text:span text:style-name="T6"> file.</text:span></text:p>
        </text:list-item>
        <text:list-item>
          <text:p text:style-name="P10"><text:soft-page-break/><text:span text:style-name="Source_20_Text"><text:span text:style-name="T6">app</text:span></text:span><text:span text:style-name="T6">: Refers to the </text:span><text:span text:style-name="Source_20_Text"><text:span text:style-name="T6">app = FastAPI()</text:span></text:span><text:span text:style-name="T6"> item inside your file.</text:span></text:p>
        </text:list-item>
        <text:list-item>
          <text:p text:style-name="P10"><text:span text:style-name="Source_20_Text"><text:span text:style-name="T6">--reload</text:span></text:span><text:span text:style-name="T6">: A flag for when you're working which restarts the server when you save new script edits.</text:span></text:p>
        </text:list-item>
      </text:list>
      <text:p text:style-name="P1"/>
      <text:h text:style-name="P2" text:outline-level="2">3. Text Tools: Getting the Raw Text</text:h>
      <text:p text:style-name="P15">A text tool is a utility designed to read a file in a specific format (like PDF or DOCX) plus get the raw, plain text content from it.</text:p>
      <text:h text:style-name="P3" text:outline-level="3">What is this Text Tool?</text:h>
      <text:p text:style-name="P15">Computers will not "read" a PDF file like a person will. The file is a mix of drawing instructions, fonts, plus images. A <text:span text:style-name="T1">tool (or parser)</text:span> is a special library that knows this structure plus converts it into a simple string of text that your system plus the LLM may work with.</text:p>
      <text:h text:style-name="P3" text:outline-level="3">Which Tools Exist in the Script?</text:h>
      <text:p text:style-name="P15">Your system uses multiple tools to work with different types of resumes:</text:p>
      <text:list text:style-name="L5">
        <text:list-item>
          <text:p text:style-name="P11"><text:span text:style-name="Source_20_Text"><text:span text:style-name="T7">docling</text:span></text:span><text:span text:style-name="T6">: This is your prime, more complex tool. It's designed to know the true structure of the file plus convert it to Markdown.</text:span></text:p>
        </text:list-item>
        <text:list-item>
          <text:p text:style-name="P11"><text:span text:style-name="Source_20_Text"><text:span text:style-name="T7">pypdf</text:span></text:span><text:span text:style-name="T6">: This is a tool used just for </text:span><text:span text:style-name="Source_20_Text"><text:span text:style-name="T6">.pdf</text:span></text:span><text:span text:style-name="T6"> files if </text:span><text:span text:style-name="Source_20_Text"><text:span text:style-name="T6">docling</text:span></text:span><text:span text:style-name="T6"> fails.</text:span></text:p>
        </text:list-item>
        <text:list-item>
          <text:p text:style-name="P11"><text:span text:style-name="Source_20_Text"><text:span text:style-name="T7">python-docx</text:span></text:span><text:span text:style-name="T6">: This is a tool used just for Microsoft Word </text:span><text:span text:style-name="Source_20_Text"><text:span text:style-name="T6">.docx</text:span></text:span><text:span text:style-name="T6"> files.</text:span></text:p>
        </text:list-item>
        <text:list-item>
          <text:p text:style-name="P11"><text:span text:style-name="Source_20_Text"><text:span text:style-name="T7">json_repair</text:span></text:span><text:span text:style-name="T6">: This is a unique type of tool. It's used </text:span><text:span text:style-name="T8">after</text:span><text:span text:style-name="T6"> the LLM gives its response. Its job is to fix errors in the JSON from the AI, ensuring it's valid plus useful for your Python script.</text:span></text:p>
        </text:list-item>
      </text:list>
      <text:h text:style-name="P3" text:outline-level="3">Why Use Them?</text:h>
      <text:p text:style-name="Text_20_body"><text:span text:style-name="T6">You use multiple tools to give your system more </text:span><text:span text:style-name="T7">resilience</text:span><text:span text:style-name="T6">. You will not know what kind of file a user will send up. By trying your best tool first (</text:span><text:span text:style-name="Source_20_Text"><text:span text:style-name="T6">docling</text:span></text:span><text:span text:style-name="T6">) plus then using fallbacks for common file types (</text:span><text:span text:style-name="Source_20_Text"><text:span text:style-name="T6">pypdf</text:span></text:span><text:span text:style-name="T6">, </text:span><text:span text:style-name="Source_20_Text"><text:span text:style-name="T6">python-docx</text:span></text:span><text:span text:style-name="T6">), you boost the odds of getting text from any resume.</text:span></text:p>
      <text:p text:style-name="P1"/>
      <text:h text:style-name="P2" text:outline-level="2">4. The LLM: Your System's Core Intellect 🧠</text:h>
      <text:p text:style-name="P15">The Large Language Model (LLM) is the AI part that performs the "thinking" in your system, like turning resume text into structured JSON or generating interview questions.</text:p>
      <text:h text:style-name="P3" text:outline-level="3"><text:soft-page-break/>What is Ollama?</text:h>
      <text:p text:style-name="P15"><text:span text:style-name="T1">Ollama</text:span> is a tool that lets you get, run, plus oversee powerful open-source LLMs (like Llama 3.1) on your own machine. This is a fine option for your own work, for privacy, plus for running offline.</text:p>
      <text:h text:style-name="P3" text:outline-level="3">Which Model is Used, Plus Why?</text:h>
      <text:p text:style-name="P15">Your script is set up to be flexible, using either a remote model or a local one via Ollama.</text:p>
      <text:list text:style-name="L6">
        <text:list-item>
          <text:p text:style-name="P20"><text:span text:style-name="T1">Google Gemini 1.5 Flash</text:span>: A remote model from Google. It's used since it's extremely <text:span text:style-name="T1">swift plus low in expense</text:span>, perfect for a live system where you need quick responses for users.</text:p>
        </text:list-item>
        <text:list-item>
          <text:p text:style-name="P20"><text:span text:style-name="T1">Llama 3.1 (via Ollama)</text:span>: An open-source model you run yourself. It's used since it offers <text:span text:style-name="T1">strong output, keeps info secret</text:span> (no info leaves your computer), plus is <text:span text:style-name="T1">free to run</text:span>.</text:p>
        </text:list-item>
      </text:list>
      <text:h text:style-name="P3" text:outline-level="3">Using the Model with an Interface</text:h>
      <text:p text:style-name="Text_20_body"><text:span text:style-name="T6">Your </text:span><text:span text:style-name="Source_20_Text"><text:span text:style-name="T6">_call_llm</text:span></text:span><text:span text:style-name="T6"> function is a great tool. It gives you one uniform way to talk to an LLM, no matter if it's Google Gemini or a local Ollama model. Your other script just calls </text:span><text:span text:style-name="Source_20_Text"><text:span text:style-name="T6">_call_llm</text:span></text:span><text:span text:style-name="T6">, plus this function handles the unique logic needed for the right service.</text:span></text:p>
      <text:h text:style-name="P3" text:outline-level="3">What is the Prompt, What is the Context?</text:h>
      <text:list text:style-name="L7">
        <text:list-item>
          <text:p text:style-name="P12"><text:span text:style-name="T7">Prompt</text:span><text:span text:style-name="T6">: The specific order you give to the LLM. It's the "question" you are posing. For example: </text:span><text:span text:style-name="Source_20_Text"><text:span text:style-name="T6">"You are a skilled resume tool. Pull the key info from the following text plus return it just in a structured JSON form."</text:span></text:span></text:p>
        </text:list-item>
        <text:list-item>
          <text:p text:style-name="P21"><text:span text:style-name="T1">Context</text:span>: The supplemental info the LLM needs to follow the order. When looking at a resume, the <text:span text:style-name="T1">whole text of the resume is the context</text:span>. The prompt tells the LLM <text:span text:style-name="T2">what to do</text:span>, plus the context gives it the <text:span text:style-name="T2">material to do it with</text:span>.</text:p>
        </text:list-item>
      </text:list>
      <text:p text:style-name="P1"/>
      <text:h text:style-name="P2" text:outline-level="2">5. The Full Info Flow ✈️</text:h>
      <text:p text:style-name="P15">This is how the system's pieces work in unison for a resume upload.</text:p>
      <text:h text:style-name="P3" text:outline-level="3">First Step: Info Sent from Server's Core to LLM</text:h>
      <text:list text:style-name="L8">
        <text:list-item>
          <text:p text:style-name="P13"><text:span text:style-name="T6">The user view sends a resume file (</text:span><text:span text:style-name="Source_20_Text"><text:span text:style-name="T6">.pdf</text:span></text:span><text:span text:style-name="T6">, </text:span><text:span text:style-name="Source_20_Text"><text:span text:style-name="T6">.docx</text:span></text:span><text:span text:style-name="T6">) to your FastAPI server's core.</text:span></text:p>
        </text:list-item>
        <text:list-item>
          <text:p text:style-name="P13"><text:span text:style-name="T6">Your </text:span><text:span text:style-name="Source_20_Text"><text:span text:style-name="T6">/upload-resume/</text:span></text:span><text:span text:style-name="T6"> entry point gets the file.</text:span></text:p>
        </text:list-item>
        <text:list-item>
          <text:p text:style-name="P13"><text:span text:style-name="T6">The </text:span><text:span text:style-name="T7">Text Tools</text:span><text:span text:style-name="T6"> (</text:span><text:span text:style-name="Source_20_Text"><text:span text:style-name="T6">docling</text:span></text:span><text:span text:style-name="T6">, </text:span><text:span text:style-name="Source_20_Text"><text:span text:style-name="T6">pypdf</text:span></text:span><text:span text:style-name="T6">, etc.) are used to get the raw text from the file. This is the </text:span><text:span text:style-name="T7">context</text:span><text:span text:style-name="T6">.</text:span></text:p>
        </text:list-item>
        <text:list-item>
          <text:p text:style-name="P22">Your server's core forges a full <text:span text:style-name="T1">prompt</text:span>, telling the LLM its role ("resume tool") plus the output form it wants (JSON).</text:p>
        </text:list-item>
        <text:list-item>
          <text:p text:style-name="P13"><text:soft-page-break/><text:span text:style-name="T6">The server's core, via the </text:span><text:span text:style-name="Source_20_Text"><text:span text:style-name="T6">_call_llm</text:span></text:span><text:span text:style-name="T6"> function, sends the </text:span><text:span text:style-name="T7">prompt plus the context</text:span><text:span text:style-name="T6"> to the chosen LLM.</text:span></text:p>
        </text:list-item>
      </text:list>
      <text:h text:style-name="P3" text:outline-level="3">Next Step: Info Processed, Returned from the LLM</text:h>
      <text:list text:style-name="L9">
        <text:list-item>
          <text:p text:style-name="P23">The LLM gets the prompt plus context. It "reads" the resume text plus, following your orders, generates a long string of text that looks like JSON.</text:p>
        </text:list-item>
        <text:list-item>
          <text:p text:style-name="P23">This raw string is sent to your FastAPI server's core as the response from the LLM.</text:p>
        </text:list-item>
        <text:list-item>
          <text:p text:style-name="P14"><text:span text:style-name="T6">Your server's core gets this string. It then gives it to the </text:span><text:span text:style-name="Source_20_Text"><text:span text:style-name="T7">json_repair</text:span></text:span><text:span text:style-name="T7"> tool</text:span><text:span text:style-name="T6"> to fix any syntax errors the AI might have made.</text:span></text:p>
        </text:list-item>
        <text:list-item>
          <text:p text:style-name="P23">The repaired string is then turned from a JSON string into a normal Python item, which is simple to work with.</text:p>
        </text:list-item>
      </text:list>
      <text:h text:style-name="P3" text:outline-level="3">Final Step: Info Sent to the User View</text:h>
      <text:list text:style-name="L10">
        <text:list-item>
          <text:p text:style-name="P24">Your FastAPI entry point now holds the structured resume info as a Python item.</text:p>
        </text:list-item>
        <text:list-item>
          <text:p text:style-name="P24">It puts this item inside the final response object.</text:p>
        </text:list-item>
        <text:list-item>
          <text:p text:style-name="P24">FastAPI turns the Python item into a valid <text:span text:style-name="T1">JSON info packet</text:span>.</text:p>
        </text:list-item>
        <text:list-item>
          <text:p text:style-name="P24">This JSON response is sent over the internet to the user's browser, finishing the request-response loop. The user view may then simply read this JSON plus use it to refresh the UI.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5:06:14.676502607</meta:creation-date>
    <dc:date>2025-09-08T15:23:44.666344599</dc:date>
    <meta:editing-duration>PT7M15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5" meta:paragraph-count="91" meta:word-count="1505" meta:character-count="8310" meta:non-whitespace-character-count="6913"/>
  </office:meta>
</office:document-meta>
</file>